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paragraph-properties fo:text-align="start" style:justify-single-word="false" fo:orphans="2" fo:widows="2"/>
      <style:text-properties officeooo:paragraph-rsid="00071573"/>
    </style:style>
    <style:style style:name="P2" style:family="paragraph" style:parent-style-name="Standard">
      <style:paragraph-properties fo:text-align="start" style:justify-single-word="false" fo:orphans="2" fo:widows="2"/>
      <style:text-properties fo:color="#000000" loext:opacity="100%" officeooo:paragraph-rsid="00071573"/>
    </style:style>
    <style:style style:name="P3" style:family="paragraph" style:parent-style-name="Text_20_body">
      <style:paragraph-properties fo:padding="0.0193in" fo:border="0.06pt solid #d9d9e3"/>
    </style:style>
    <style:style style:name="P4" style:family="paragraph" style:parent-style-name="Text_20_body" style:list-style-name="L2">
      <style:paragraph-properties fo:margin-top="0in" fo:margin-bottom="0in" style:contextual-spacing="false" fo:padding="0.0193in" fo:border="0.06pt solid #d9d9e3"/>
    </style:style>
    <style:style style:name="P5" style:family="paragraph" style:parent-style-name="Text_20_body" style:list-style-name="L2">
      <style:paragraph-properties fo:padding="0.0193in" fo:border="0.06pt solid #d9d9e3"/>
    </style:style>
    <style:style style:name="P6" style:family="paragraph" style:parent-style-name="Text_20_body" style:list-style-name="L3">
      <style:paragraph-properties fo:padding="0.0193in" fo:border="0.06pt solid #d9d9e3"/>
    </style:style>
    <style:style style:name="P7" style:family="paragraph" style:parent-style-name="Text_20_body" style:list-style-name="L4">
      <style:paragraph-properties fo:margin-top="0in" fo:margin-bottom="0in" style:contextual-spacing="false" fo:padding="0.0193in" fo:border="0.06pt solid #d9d9e3"/>
    </style:style>
    <style:style style:name="P8" style:family="paragraph" style:parent-style-name="Text_20_body" style:list-style-name="L4">
      <style:paragraph-properties fo:padding="0.0193in" fo:border="0.06pt solid #d9d9e3"/>
    </style:style>
    <style:style style:name="P9" style:family="paragraph" style:parent-style-name="Text_20_body" style:list-style-name="L5">
      <style:paragraph-properties fo:padding="0.0193in" fo:border="0.06pt solid #d9d9e3"/>
    </style:style>
    <style:style style:name="P10" style:family="paragraph" style:parent-style-name="Text_20_body" style:list-style-name="L6">
      <style:paragraph-properties fo:margin-top="0in" fo:margin-bottom="0in" style:contextual-spacing="false" fo:padding="0.0193in" fo:border="0.06pt solid #d9d9e3"/>
    </style:style>
    <style:style style:name="P11" style:family="paragraph" style:parent-style-name="Text_20_body" style:list-style-name="L6">
      <style:paragraph-properties fo:padding="0.0193in" fo:border="0.06pt solid #d9d9e3"/>
    </style:style>
    <style:style style:name="P12" style:family="paragraph" style:parent-style-name="Text_20_body" style:list-style-name="L7">
      <style:paragraph-properties fo:padding="0.0193in" fo:border="0.06pt solid #d9d9e3"/>
    </style:style>
    <style:style style:name="P13" style:family="paragraph" style:parent-style-name="Text_20_body" style:list-style-name="L8">
      <style:paragraph-properties fo:margin-top="0in" fo:margin-bottom="0in" style:contextual-spacing="false" fo:padding="0.0193in" fo:border="0.06pt solid #d9d9e3"/>
    </style:style>
    <style:style style:name="P14" style:family="paragraph" style:parent-style-name="Text_20_body" style:list-style-name="L8">
      <style:paragraph-properties fo:padding="0.0193in" fo:border="0.06pt solid #d9d9e3"/>
    </style:style>
    <style:style style:name="P15" style:family="paragraph" style:parent-style-name="Text_20_body" style:list-style-name="L9">
      <style:paragraph-properties fo:padding="0.0193in" fo:border="0.06pt solid #d9d9e3"/>
    </style:style>
    <style:style style:name="P16" style:family="paragraph" style:parent-style-name="Text_20_body" style:list-style-name="L10">
      <style:paragraph-properties fo:margin-top="0in" fo:margin-bottom="0in" style:contextual-spacing="false" fo:padding="0.0193in" fo:border="0.06pt solid #d9d9e3"/>
    </style:style>
    <style:style style:name="P17" style:family="paragraph" style:parent-style-name="Text_20_body" style:list-style-name="L10">
      <style:paragraph-properties fo:padding="0.0193in" fo:border="0.06pt solid #d9d9e3"/>
    </style:style>
    <style:style style:name="P18" style:family="paragraph" style:parent-style-name="Text_20_body" style:list-style-name="L11">
      <style:paragraph-properties fo:padding="0.0193in" fo:border="0.06pt solid #d9d9e3"/>
    </style:style>
    <style:style style:name="P19" style:family="paragraph" style:parent-style-name="Text_20_body" style:list-style-name="L12">
      <style:paragraph-properties fo:margin-top="0in" fo:margin-bottom="0in" style:contextual-spacing="false" fo:padding="0.0193in" fo:border="0.06pt solid #d9d9e3"/>
    </style:style>
    <style:style style:name="P20" style:family="paragraph" style:parent-style-name="Text_20_body" style:list-style-name="L12">
      <style:paragraph-properties fo:padding="0.0193in" fo:border="0.06pt solid #d9d9e3"/>
    </style:style>
    <style:style style:name="P21" style:family="paragraph" style:parent-style-name="Text_20_body" style:list-style-name="L13">
      <style:paragraph-properties fo:padding="0.0193in" fo:border="0.06pt solid #d9d9e3"/>
    </style:style>
    <style:style style:name="P22" style:family="paragraph" style:parent-style-name="Text_20_body" style:list-style-name="L14">
      <style:paragraph-properties fo:margin-top="0in" fo:margin-bottom="0in" style:contextual-spacing="false" fo:padding="0.0193in" fo:border="0.06pt solid #d9d9e3"/>
    </style:style>
    <style:style style:name="P23" style:family="paragraph" style:parent-style-name="Text_20_body" style:list-style-name="L14">
      <style:paragraph-properties fo:padding="0.0193in" fo:border="0.06pt solid #d9d9e3"/>
    </style:style>
    <style:style style:name="P24" style:family="paragraph" style:parent-style-name="Text_20_body">
      <style:paragraph-properties fo:text-align="start" style:justify-single-word="false" fo:orphans="2" fo:widows="2"/>
      <style:text-properties fo:color="#000000" loext:opacity="100%" officeooo:paragraph-rsid="00071573"/>
    </style:style>
    <style:style style:name="T1" style:family="text">
      <style:text-properties fo:font-variant="normal" fo:text-transform="none" fo:color="#d1d5db" loext:opacity="100%" style:font-name="S hne" fo:font-size="12pt" fo:letter-spacing="normal" fo:font-style="normal" fo:font-weight="normal"/>
    </style:style>
    <style:style style:name="T2" style:family="text">
      <style:text-properties fo:font-variant="normal" fo:text-transform="none" style:font-name="S hne" fo:font-size="12pt" fo:letter-spacing="normal" fo:font-style="normal" fo:font-weight="normal"/>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text:start-value="5">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text:start-value="6">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text:start-value="7">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Essential Tools Every Web Developer Needs</text:p>
      <text:p text:style-name="P1"/>
      <text:p text:style-name="P2"><text:span text:style-name="T2">As a web developer, having the right tools can make all the difference in your productivity and the quality of your work. With so many options available, it can be overwhelming to know where to start. That's why we've compiled a list of the essential tools every web developer needs to have in their arsenal:</text:span> </text:p>
      <text:p text:style-name="P2"/>
      <text:p text:style-name="P24">A Text Editor</text:p>
      <text:p text:style-name="P3">A text editor is the most important tool for any web developer. It's where you write your code and make changes to it. A good text editor should have syntax highlighting, autocomplete, and the ability to handle multiple files and projects. Here are some tips for choosing a text editor:</text:p>
      <text:list text:style-name="L2">
        <text:list-item>
          <text:p text:style-name="P4">Look for a text editor with a clean and simple interface that you feel comfortable with.</text:p>
        </text:list-item>
        <text:list-item>
          <text:p text:style-name="P4">Consider the language you'll be working with. Some text editors are better suited for certain languages than others.</text:p>
        </text:list-item>
        <text:list-item>
          <text:p text:style-name="P5">Choose a text editor that has a large community of users, as this usually means there will be plenty of plugins and support available.</text:p>
        </text:list-item>
      </text:list>
      <text:p text:style-name="P3">Popular text editors include Sublime Text, Atom, and Visual Studio Code.</text:p>
      <text:list text:style-name="L3">
        <text:list-item>
          <text:p text:style-name="P6">Version Control Software</text:p>
        </text:list-item>
      </text:list>
      <text:p text:style-name="P3">Version control software like Git allows you to keep track of changes to your code over time, collaborate with others on a project, and revert to previous versions if needed. Here are some tips for using version control software:</text:p>
      <text:list text:style-name="L4">
        <text:list-item>
          <text:p text:style-name="P7">Create a new branch for each feature you're working on. This will keep your changes organized and make it easier to merge them into the main codebase later.</text:p>
        </text:list-item>
        <text:list-item>
          <text:p text:style-name="P7">Commit often and write descriptive commit messages that explain what you've changed.</text:p>
        </text:list-item>
        <text:list-item>
          <text:p text:style-name="P8">Use pull requests to review and merge changes from different team members.</text:p>
        </text:list-item>
      </text:list>
      <text:p text:style-name="P3">Popular platforms for hosting Git repositories include GitHub and Bitbucket.</text:p>
      <text:list text:style-name="L5">
        <text:list-item>
          <text:p text:style-name="P9">Browser DevTools</text:p>
        </text:list-item>
      </text:list>
      <text:p text:style-name="P3">Browser DevTools allow you to inspect and debug web pages in real-time. Here are some tips for using them:</text:p>
      <text:list text:style-name="L6">
        <text:list-item>
          <text:p text:style-name="P10">Learn how to use the Elements panel to inspect and manipulate HTML and CSS.</text:p>
        </text:list-item>
        <text:list-item>
          <text:p text:style-name="P10">Use the Console panel to test and debug JavaScript code.</text:p>
        </text:list-item>
        <text:list-item>
          <text:p text:style-name="P11">Use the Network panel to analyze the performance of your web pages and identify any slow-loading resources.</text:p>
        </text:list-item>
      </text:list>
      <text:p text:style-name="P3">Most modern browsers, such as Chrome and Firefox, come with built-in DevTools.</text:p>
      <text:list text:style-name="L7">
        <text:list-item>
          <text:p text:style-name="P12">Package Managers</text:p>
        </text:list-item>
      </text:list>
      <text:p text:style-name="P3">Package managers like npm (for Node.js) and Composer (for PHP) allow you to easily install and manage third-party libraries and frameworks that you might need for your project. Here are some tips for using package managers:</text:p>
      <text:list text:style-name="L8">
        <text:list-item>
          <text:p text:style-name="P13"><text:soft-page-break/>Use the package manager to install dependencies and manage versions of libraries and frameworks.</text:p>
        </text:list-item>
        <text:list-item>
          <text:p text:style-name="P13">Keep your package.json or composer.json file up to date to ensure that you're using the latest versions of your dependencies.</text:p>
        </text:list-item>
        <text:list-item>
          <text:p text:style-name="P14">Use package-lock.json or composer.lock to lock down versions of dependencies for consistent builds.</text:p>
        </text:list-item>
      </text:list>
      <text:list text:style-name="L9">
        <text:list-item>
          <text:p text:style-name="P15">Design Tools</text:p>
        </text:list-item>
      </text:list>
      <text:p text:style-name="P3">Design tools like Sketch, Adobe XD, and Figma can help you create wireframes and prototypes for your projects. While web developers aren't necessarily designers, having a basic understanding of design principles can be helpful. Here are some tips for using design tools:</text:p>
      <text:list text:style-name="L10">
        <text:list-item>
          <text:p text:style-name="P16">Keep your designs simple and consistent.</text:p>
        </text:list-item>
        <text:list-item>
          <text:p text:style-name="P16">Use grids and alignment to create a structured layout.</text:p>
        </text:list-item>
        <text:list-item>
          <text:p text:style-name="P17">Use colors and typography to create a visual hierarchy.</text:p>
        </text:list-item>
      </text:list>
      <text:list text:style-name="L11">
        <text:list-item>
          <text:p text:style-name="P18">Task Runners</text:p>
        </text:list-item>
      </text:list>
      <text:p text:style-name="P3">Task runners like Grunt and Gulp automate repetitive tasks like compiling CSS and JavaScript, optimizing images, and deploying code to a server. Here are some tips for using task runners:</text:p>
      <text:list text:style-name="L12">
        <text:list-item>
          <text:p text:style-name="P19">Automate repetitive tasks to save time and reduce errors.</text:p>
        </text:list-item>
        <text:list-item>
          <text:p text:style-name="P19">Use plugins to customize your build process.</text:p>
        </text:list-item>
        <text:list-item>
          <text:p text:style-name="P20">Use watch tasks to automatically rebuild your code when changes are detected.</text:p>
        </text:list-item>
      </text:list>
      <text:list text:style-name="L13">
        <text:list-item>
          <text:p text:style-name="P21">Collaboration Tools</text:p>
        </text:list-item>
      </text:list>
      <text:p text:style-name="P3">Collaboration tools like Slack and Trello can help you communicate with your team and keep track of tasks and deadlines. Here are some tips for using collaboration tools:</text:p>
      <text:list text:style-name="L14">
        <text:list-item>
          <text:p text:style-name="P22">Use channels or boards to organize your conversations and tasks.</text:p>
        </text:list-item>
        <text:list-item>
          <text:p text:style-name="P22">Use integrations to connect your collaboration tools with other tools you're using, such as GitHub.</text:p>
        </text:list-item>
        <text:list-item>
          <text:p text:style-name="P23">Use notifications to keep track of updates and changes to your projects.</text:p>
        </text:list-item>
      </text:list>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27T15:04:26.227000000</meta:creation-date>
    <dc:date>2023-04-27T15:44:11.361000000</dc:date>
    <meta:editing-duration>PT39M45S</meta:editing-duration>
    <meta:editing-cycles>1</meta:editing-cycles>
    <meta:document-statistic meta:table-count="0" meta:image-count="0" meta:object-count="0" meta:page-count="2" meta:paragraph-count="40" meta:word-count="669" meta:character-count="3968" meta:non-whitespace-character-count="3365"/>
    <meta:generator>LibreOffice/7.5.2.2$Windows_X86_64 LibreOffice_project/53bb9681a964705cf672590721dbc85eb4d0c3a2</meta:generator>
  </office:meta>
</office:document-meta>
</file>